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alianStemmer.r_prelude(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1">
            <text:p text:style-name="Table_20_Contents">111</text:p>
          </table:table-cell>
        </table:table-row>
        <table:table-row>
          <table:table-cell office:value-type="string">
            <text:p text:style-name="Table_20_Contents">ItalianStemmer.r_R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talianStemmer.r_attached_pronou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ItalianStemmer.r_R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talianStemmer.r_RV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talianStemmer.r_postlud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ItalianStemmer.stem(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5">
            <text:p text:style-name="Table_20_Contents">15</text:p>
          </table:table-cell>
          <table:table-cell office:value-type="float" office:value="71">
            <text:p text:style-name="Table_20_Contents">71</text:p>
          </table:table-cell>
        </table:table-row>
        <table:table-row>
          <table:table-cell office:value-type="string">
            <text:p text:style-name="Table_20_Contents">ItalianStemmer.r_mark_regions( )</text:p>
          </table:table-cell>
          <table:table-cell office:value-type="float" office:value="44">
            <text:p text:style-name="Table_20_Contents">44</text:p>
          </table:table-cell>
          <table:table-cell office:value-type="float" office:value="29">
            <text:p text:style-name="Table_20_Contents">29</text:p>
          </table:table-cell>
          <table:table-cell office:value-type="float" office:value="177">
            <text:p text:style-name="Table_20_Contents">177</text:p>
          </table:table-cell>
        </table:table-row>
        <table:table-row>
          <table:table-cell office:value-type="string">
            <text:p text:style-name="Table_20_Contents">ItalianStemmer.r_vowel_suffix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6">
            <text:p text:style-name="Table_20_Contents">16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84">
            <text:p text:style-name="Table_20_Contents">18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talianStemmer.copy_from( ItalianStemmer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talianStemmer.r_verb_suffix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ItalianStemmer.r_standard_suffix( )</text:p>
          </table:table-cell>
          <table:table-cell office:value-type="float" office:value="41">
            <text:p text:style-name="Table_20_Contents">41</text:p>
          </table:table-cell>
          <table:table-cell office:value-type="float" office:value="40">
            <text:p text:style-name="Table_20_Contents">40</text:p>
          </table:table-cell>
          <table:table-cell office:value-type="float" office:value="188">
            <text:p text:style-name="Table_20_Contents">18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